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7b774" officeooo:paragraph-rsid="0017b774"/>
    </style:style>
    <style:style style:name="P2" style:family="paragraph" style:parent-style-name="Standard">
      <style:paragraph-properties fo:line-height="150%" fo:text-align="justify" style:justify-single-word="false"/>
      <style:text-properties style:font-name="Times New Roman" fo:font-style="italic" officeooo:rsid="0017b774" officeooo:paragraph-rsid="0017b774"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1fc8c5" officeooo:paragraph-rsid="001fc8c5" style:font-style-asian="italic" style:font-style-complex="italic"/>
    </style:style>
    <style:style style:name="P4" style:family="paragraph" style:parent-style-name="Standard">
      <style:paragraph-properties fo:line-height="150%" fo:text-align="justify" style:justify-single-word="false"/>
      <style:text-properties style:font-name="Times New Roman" fo:font-style="italic" officeooo:rsid="002411a9" officeooo:paragraph-rsid="002411a9" style:font-style-asian="italic" style:font-style-complex="italic"/>
    </style:style>
    <style:style style:name="P5" style:family="paragraph" style:parent-style-name="Standard">
      <style:paragraph-properties fo:line-height="150%" fo:text-align="justify" style:justify-single-word="false"/>
      <style:text-properties style:font-name="Times New Roman" officeooo:rsid="001fc8c5" officeooo:paragraph-rsid="001fc8c5"/>
    </style:style>
    <style:style style:name="P6" style:family="paragraph" style:parent-style-name="Standard">
      <style:paragraph-properties fo:line-height="150%" fo:text-align="justify" style:justify-single-word="false"/>
      <style:text-properties style:font-name="Times New Roman" officeooo:rsid="002411a9" officeooo:paragraph-rsid="002411a9"/>
    </style:style>
    <style:style style:name="T1" style:family="text">
      <style:text-properties officeooo:rsid="0017b946"/>
    </style:style>
    <style:style style:name="T2" style:family="text">
      <style:text-properties officeooo:rsid="0018b46c"/>
    </style:style>
    <style:style style:name="T3" style:family="text">
      <style:text-properties officeooo:rsid="001a35fc"/>
    </style:style>
    <style:style style:name="T4" style:family="text">
      <style:text-properties officeooo:rsid="001b86ef"/>
    </style:style>
    <style:style style:name="T5" style:family="text">
      <style:text-properties officeooo:rsid="001c8e72"/>
    </style:style>
    <style:style style:name="T6" style:family="text">
      <style:text-properties style:font-name="Times New Roman1" officeooo:rsid="001c8e72"/>
    </style:style>
    <style:style style:name="T7" style:family="text">
      <style:text-properties officeooo:rsid="001cce1f"/>
    </style:style>
    <style:style style:name="T8" style:family="text">
      <style:text-properties officeooo:rsid="001cfbd0"/>
    </style:style>
    <style:style style:name="T9" style:family="text">
      <style:text-properties officeooo:rsid="001d49af"/>
    </style:style>
    <style:style style:name="T10" style:family="text">
      <style:text-properties officeooo:rsid="0026c416"/>
    </style:style>
    <style:style style:name="T11" style:family="text">
      <style:text-properties officeooo:rsid="0028dcac"/>
    </style:style>
    <style:style style:name="T12" style:family="text">
      <style:text-properties officeooo:rsid="002a1a97"/>
    </style:style>
    <style:style style:name="T13" style:family="text">
      <style:text-properties officeooo:rsid="002d9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rdrain</text:p>
      <text:p text:style-name="P1"/>
      <text:p text:style-name="P1"/>
      <text:p text:style-name="P1"><text:tab/><text:span text:style-name="T1">Le roi Évalac le Malconnu, seigneur de la cité de Sarras, est en guerre contre le roi égyptien Tholomé. Après avoir rencontrer Joseph, quelques jours avant la bataille, il a une mystérieuse vision : les trois branches, la compagnie, la fosse, l'enfant.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1"><text:tab/><text:span text:style-name="T2">Évalac part en guerre contre Tholomé. Il est aussitôt rejoint par Séraphé, le frère de sa femme Sarracinte. Après de multiples rebondissements et l'intervention d'un énigmatique Chevalier Blanc qui sauve le roi au dernier moment, la guerre s'achève sur la victoire d'Évalac et la capture de Tholomé.</text:span></text:p>
      <text:p text:style-name="P1"><text:tab/><text:span text:style-name="T3">Cette expérience surnaturelle confirme la puissance salvatrice du Seigneur et détermine encore plus Évalac à se convertir. Josephé baptise donc Évalac qui prendra le nom chrétien de Mordrain, qui signifie « lent à croire ». Finalement,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1"><text:tab/><text:span text:style-name="T4">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1"/>
      <text:p text:style-name="P1"><text:tab/><text:span text:style-name="T5">Alors que Mordrain et Nascien sont dans le palais de Sarras, la voix du Seigneur se fait entendre : « Ci conmencent les grans paours » (</text:span><text:span text:style-name="T6">§</text:span><text:span text:style-name="T5"> 174). La terre se met à trembler et Mordrain, évanoui, est emporté sur l'île rocheuse.</text:span></text:p>
      <text:p text:style-name="P1"><text:tab/><text:span text:style-name="T7">Arrivée sur l'île, Mordrain reçoit depuis la mer les visites répétées d'un homme qui le sermonne, le rassure, l'exhorte à être patient et fidèle dans sa foi, et d'une femme qui tente en vain de le persuader de la suivre sur sa nef. Après plusieurs échanges infructueux, cette dernière quitte définitivement l'île. Alors un orage éclate et Mordrain tombe évanoui sur le sol. Lorsque le calme est revenu, il aperçoit un pain qu'il s'empresse de mettre à sa bouche. Mais au même moment, un oiseau mystérieux plonge </text:span><text:soft-page-break/><text:span text:style-name="T7">sur lui, fait tomber le pain dans la mer, le harcèle et le blesse. Au septième jour de son exil sur l'île, l'homme revient lui promettre une délivrance prochaine.</text:span></text:p>
      <text:p text:style-name="P1"><text:tab/><text:span text:style-name="T8">Après un orage et une forte chaleur qui fait perdre une second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1"><text:tab/><text:span text:style-name="T9">L'homme qui venait le rencontrer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dont le dernier sera celui avec lequel le Christ se confondra et le seul à pénétrer les mystères du Graal. Ce dernier descendant est Galaad, fils de Lancelot du Lac.</text:span></text:p>
      <text:p text:style-name="P1"/>
      <text:p text:style-name="P3">(Ellipse)</text:p>
      <text:p text:style-name="P5"/>
      <text:p text:style-name="P5"><text:tab/>Mordrain accoste à bord de la nef sur l'île du géant où il retrouve Nascien et <text:span text:style-name="T10">son fils </text:span>Célidoine. Tous trois repartent sur cette même nef.</text:p>
      <text:p text:style-name="P5"/>
      <text:p text:style-name="P3">(Ellipse)</text:p>
      <text:p text:style-name="P5"/>
      <text:p text:style-name="P5"><text:tab/>Mordrain, Nascien et Célidoine rencontrent les messagers, partis à la recherche de Nascien, et la fille du roi Label qui les accompagne. <text:span text:style-name="T13">Ces derniers montent à bord de la nef de Mordrain qui les conduit tous au château de Baruch. Avant d'arriver, ils sont rejoins par un homme qui approche en marchant sur l'eau. Il s'agit d'Hermoine, le second ermite dont Josephé a fait inhumer le corps dans la cité d'Orberique. Celui-ci leur affirme que Joseph, Josephé et leur compagnie traverseront bientôt la mer pour se rendre en Grande Bretagne. Il demande à Célidoine de monter à bord d'une nacelle avant de disparaître. Tous, sauf Célidoine, emporté par la nacelle, accostent au château de Baruch et rentrent ensuite à Sarras.</text:span></text:p>
      <text:p text:style-name="P5"/>
      <text:p text:style-name="P4">(Ellipse)</text:p>
      <text:p text:style-name="P4"><text:soft-page-break/></text:p>
      <text:p text:style-name="P6"><text:tab/><text:span text:style-name="T11">Resté à Sarras, Mordrain a une vision du Seigneur lui demandant de se rendre en Grande Bretagne pour le venger du roi Crudel. Il traverse alors la mer avec ses chevaliers et retrouve Nascien, le duc Ganor et leur chevaliers. Ces derniers informent Mordrain que Josephé et sa compagnie sont fait prisonniers au château du roi Crudel. Celui-ci décide d'attaquer sur le champs. Au cours de la bataille Mordrain est blessé, mais le duc Ganor parvient à tuer le roi Crudel dont les chevaliers fuient devant les chrétiens.</text:span></text:p>
      <text:p text:style-name="P6"><text:tab/><text:span text:style-name="T12">Après la bataille, fasciné par le Graal que Josephé et sa compagnie ont 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0T08:42:20.854503231</meta:creation-date>
    <dc:date>2015-06-11T11:00:49.528963450</dc:date>
    <dc:creator>Gauthier </dc:creator>
    <meta:editing-duration>PT3H14M1S</meta:editing-duration>
    <meta:editing-cycles>23</meta:editing-cycles>
    <meta:generator>LibreOffice/4.2.8.2$Linux_X86_64 LibreOffice_project/420m0$Build-2</meta:generator>
    <meta:document-statistic meta:table-count="0" meta:image-count="0" meta:object-count="0" meta:page-count="3" meta:paragraph-count="16" meta:word-count="942" meta:character-count="5556" meta:non-whitespace-character-count="4618"/>
  </office:meta>
</office:document-meta>
</file>